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44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444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13cm" fo:min-width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444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444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width="true" fo:min-height="0.13cm" fo:min-width="0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444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444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8.942cm" svg:y1="15.791cm" svg:x2="9.141cm" svg:y2="15.992cm">
              <text:p/>
            </draw:line>
            <draw:line draw:style-name="gr2" draw:text-style-name="P1" draw:layer="layout" svg:x1="9.141cm" svg:y1="15.791cm" svg:x2="8.942cm" svg:y2="15.992cm">
              <text:p/>
            </draw:line>
          </draw:g>
          <draw:frame draw:style-name="gr3" draw:text-style-name="P3" draw:layer="layout" svg:width="0.709cm" svg:height="0.624cm" svg:x="8.699cm" svg:y="15.384cm">
            <draw:text-box>
              <text:p text:style-name="P2"><text:span text:style-name="T1">K</text:span></text:p>
            </draw:text-box>
          </draw:frame>
          <draw:g>
            <draw:line draw:style-name="gr4" draw:text-style-name="P1" draw:layer="layout" svg:x1="11.089cm" svg:y1="14.678cm" svg:x2="11.288cm" svg:y2="14.879cm">
              <text:p/>
            </draw:line>
            <draw:line draw:style-name="gr5" draw:text-style-name="P1" draw:layer="layout" svg:x1="11.288cm" svg:y1="14.678cm" svg:x2="11.089cm" svg:y2="14.879cm">
              <text:p/>
            </draw:line>
          </draw:g>
          <draw:frame draw:style-name="gr6" draw:text-style-name="P3" draw:layer="layout" svg:width="0.739cm" svg:height="0.624cm" svg:x="10.839cm" svg:y="14.266cm">
            <draw:text-box>
              <text:p text:style-name="P2"><text:span text:style-name="T1">N</text:span></text:p>
            </draw:text-box>
          </draw:frame>
          <draw:g>
            <draw:line draw:style-name="gr7" draw:text-style-name="P1" draw:layer="layout" svg:x1="12.967cm" svg:y1="15.493cm" svg:x2="13.166cm" svg:y2="15.694cm">
              <text:p/>
            </draw:line>
            <draw:line draw:style-name="gr8" draw:text-style-name="P1" draw:layer="layout" svg:x1="13.166cm" svg:y1="15.493cm" svg:x2="12.967cm" svg:y2="15.694cm">
              <text:p/>
            </draw:line>
          </draw:g>
          <draw:frame draw:style-name="gr6" draw:text-style-name="P3" draw:layer="layout" svg:width="0.748cm" svg:height="0.624cm" svg:x="12.706cm" svg:y="15.106cm">
            <draw:text-box>
              <text:p text:style-name="P2"><text:span text:style-name="T1">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444" draw:display-name="Dashed (var) 4444" draw:style="rect" draw:dots1="1" draw:dots1-length="0.006cm" draw:dots2="1" draw:dots2-length="0.006cm" draw:distance="0.006cm"/>
    <draw:stroke-dash draw:name="Dashed_20__28_var_29__20_4445" draw:display-name="Dashed (var) 4445" draw:style="rect" draw:dots1="1" draw:dots1-length="0.006cm" draw:dots2="1" draw:dots2-length="0.006cm" draw:distance="0.006cm"/>
    <draw:stroke-dash draw:name="Dashed_20__28_var_29__20_4446" draw:display-name="Dashed (var) 4446" draw:style="rect" draw:dots1="1" draw:dots1-length="0.006cm" draw:dots2="1" draw:dots2-length="0.006cm" draw:distance="0.006cm"/>
    <draw:stroke-dash draw:name="Dashed_20__28_var_29__20_4447" draw:display-name="Dashed (var) 4447" draw:style="rect" draw:dots1="1" draw:dots1-length="0.006cm" draw:dots2="1" draw:dots2-length="0.006cm" draw:distance="0.006cm"/>
    <draw:stroke-dash draw:name="Dashed_20__28_var_29__20_4448" draw:display-name="Dashed (var) 4448" draw:style="rect" draw:dots1="1" draw:dots1-length="0.006cm" draw:dots2="1" draw:dots2-length="0.006cm" draw:distance="0.006cm"/>
    <draw:stroke-dash draw:name="Dashed_20__28_var_29__20_4449" draw:display-name="Dashed (var) 4449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55:49.218806257</meta:creation-date>
    <dc:date>2018-02-26T13:56:06.428598145</dc:date>
    <meta:editing-duration>PT17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